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paragraph-rsid="000a1d00"/>
    </style:style>
    <style:style style:name="P2" style:family="paragraph" style:parent-style-name="Table_20_Contents">
      <style:text-properties officeooo:rsid="000c5e5a" officeooo:paragraph-rsid="000c5e5a"/>
    </style:style>
    <style:style style:name="P3" style:family="paragraph" style:parent-style-name="Table_20_Contents">
      <style:text-properties officeooo:rsid="000ce228" officeooo:paragraph-rsid="000ce228"/>
    </style:style>
    <style:style style:name="P4" style:family="paragraph" style:parent-style-name="Table_20_Contents">
      <style:text-properties officeooo:rsid="00100cd8" officeooo:paragraph-rsid="00100cd8"/>
    </style:style>
    <style:style style:name="P5" style:family="paragraph" style:parent-style-name="Table_20_Contents">
      <style:text-properties officeooo:rsid="0011bab2" officeooo:paragraph-rsid="0011bab2"/>
    </style:style>
    <style:style style:name="P6" style:family="paragraph" style:parent-style-name="Table_20_Contents">
      <style:text-properties officeooo:rsid="00154c38" officeooo:paragraph-rsid="00154c38"/>
    </style:style>
    <style:style style:name="P7" style:family="paragraph" style:parent-style-name="Table_20_Contents">
      <style:text-properties officeooo:rsid="0016f4dd" officeooo:paragraph-rsid="0016f4dd"/>
    </style:style>
    <style:style style:name="P8" style:family="paragraph" style:parent-style-name="Table_20_Contents">
      <style:text-properties officeooo:rsid="00171bfc" officeooo:paragraph-rsid="00171bfc"/>
    </style:style>
    <style:style style:name="P9" style:family="paragraph" style:parent-style-name="Table_20_Contents">
      <style:text-properties officeooo:rsid="00171bfc" officeooo:paragraph-rsid="001a1285"/>
    </style:style>
    <style:style style:name="P10" style:family="paragraph" style:parent-style-name="Table_20_Contents">
      <style:text-properties officeooo:paragraph-rsid="00171bfc"/>
    </style:style>
    <style:style style:name="P11" style:family="paragraph" style:parent-style-name="Table_20_Contents">
      <style:text-properties officeooo:rsid="0017c068" officeooo:paragraph-rsid="0017c068"/>
    </style:style>
    <style:style style:name="P12" style:family="paragraph" style:parent-style-name="Table_20_Contents">
      <style:text-properties officeooo:rsid="001a1285" officeooo:paragraph-rsid="001a1285"/>
    </style:style>
    <style:style style:name="P13" style:family="paragraph" style:parent-style-name="Text_20_body">
      <style:text-properties officeooo:rsid="001b8a8d" officeooo:paragraph-rsid="001b8a8d"/>
    </style:style>
    <style:style style:name="P14" style:family="paragraph" style:parent-style-name="Text_20_body" style:list-style-name="L1">
      <style:text-properties officeooo:rsid="001b8a8d" officeooo:paragraph-rsid="001b8a8d"/>
    </style:style>
    <style:style style:name="P15" style:family="paragraph" style:parent-style-name="Text_20_body" style:list-style-name="L1">
      <style:text-properties officeooo:rsid="001d57f9" officeooo:paragraph-rsid="001d57f9"/>
    </style:style>
    <style:style style:name="P16" style:family="paragraph" style:parent-style-name="Text_20_body">
      <style:text-properties officeooo:rsid="001d57f9" officeooo:paragraph-rsid="001d57f9"/>
    </style:style>
    <style:style style:name="P17" style:family="paragraph" style:parent-style-name="Text_20_body" style:list-style-name="L4">
      <style:text-properties officeooo:rsid="001eb155" officeooo:paragraph-rsid="001eb155"/>
    </style:style>
    <style:style style:name="P18" style:family="paragraph" style:parent-style-name="Text_20_body" style:list-style-name="L4">
      <style:text-properties officeooo:paragraph-rsid="001eb155"/>
    </style:style>
    <style:style style:name="P19" style:family="paragraph" style:parent-style-name="Text_20_body" style:list-style-name="L4">
      <style:text-properties officeooo:rsid="00211dbc" officeooo:paragraph-rsid="00211dbc"/>
    </style:style>
    <style:style style:name="T1" style:family="text">
      <style:text-properties officeooo:rsid="000ce228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e228"/>
    </style:style>
    <style:style style:name="T4" style:family="text">
      <style:text-properties officeooo:rsid="000f3f32"/>
    </style:style>
    <style:style style:name="T5" style:family="text">
      <style:text-properties officeooo:rsid="00171bfc"/>
    </style:style>
    <style:style style:name="T6" style:family="text">
      <style:text-properties officeooo:rsid="0017c068"/>
    </style:style>
    <style:style style:name="T7" style:family="text">
      <style:text-properties officeooo:rsid="0018559b"/>
    </style:style>
    <style:style style:name="T8" style:family="text">
      <style:text-properties officeooo:rsid="001a1285"/>
    </style:style>
    <style:style style:name="T9" style:family="text">
      <style:text-properties officeooo:rsid="001d57f9"/>
    </style:style>
    <style:style style:name="T10" style:family="text">
      <style:text-properties officeooo:rsid="001eb155"/>
    </style:style>
    <style:style style:name="T11" style:family="text">
      <style:text-properties officeooo:rsid="001fd2c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 – What was Taken?</text:p>
      <text:h text:style-name="Heading_20_1" text:outline-level="1">Security Breach Research</text:h>
      <table:table table:name="Tabela1" table:style-name="Tabela1">
        <table:table-column table:style-name="Tabela1.A" table:number-columns-repeated="5"/>
        <table:table-row table:style-name="TableLine94664517166880">
          <table:table-cell table:style-name="Tabela1.A1" office:value-type="string">
            <text:p text:style-name="P1">Incident Date</text:p>
          </table:table-cell>
          <table:table-cell table:style-name="Tabela1.A1" office:value-type="string">
            <text:p text:style-name="P1">Affected Organization</text:p>
          </table:table-cell>
          <table:table-cell table:style-name="Tabela1.A1" office:value-type="string">
            <text:p text:style-name="Table_20_Contents">How many victims?</text:p>
            <text:p text:style-name="Table_20_Contents">What was Taken?</text:p>
          </table:table-cell>
          <table:table-cell table:style-name="Tabela1.A1" office:value-type="string">
            <text:p text:style-name="P1">What exploits were used?</text:p>
            <text:p text:style-name="P1">How do you protect yourself?</text:p>
          </table:table-cell>
          <table:table-cell table:style-name="Tabela1.A1" office:value-type="string">
            <text:p text:style-name="Table_20_Contents">Reference </text:p>
            <text:p text:style-name="Table_20_Contents">Source</text:p>
          </table:table-cell>
        </table:table-row>
        <table:table-row table:style-name="TableLine94664546530864">
          <table:table-cell table:style-name="Tabela1.A1" office:value-type="string">
            <text:p text:style-name="P3">26<text:span text:style-name="T2">th</text:span> of <text:span text:style-name="T4">D</text:span>ecember 2015</text:p>
          </table:table-cell>
          <table:table-cell table:style-name="Tabela1.A1" office:value-type="string">
            <text:p text:style-name="Table_20_Contents">Neiman Marcus</text:p>
          </table:table-cell>
          <table:table-cell table:style-name="Tabela1.A1" office:value-type="string">
            <text:p text:style-name="Table_20_Contents">5,200 accounts</text:p>
            <text:p text:style-name="Table_20_Contents"><text:span text:style-name="T1">C</text:span>ustomer names, contact information (mailing addresses or phone numbers), last four digits of saved payment card numbers, and purchase history</text:p>
          </table:table-cell>
          <table:table-cell table:style-name="Tabela1.A1" office:value-type="string">
            <text:p text:style-name="Table_20_Contents"><text:span text:style-name="T1">The fact that </text:span>many people use the same username and password for multiple online services.</text:p>
            <text:p text:style-name="P3">Use different passwords for different online services.</text:p>
          </table:table-cell>
          <table:table-cell table:style-name="Tabela1.A1" office:value-type="string">
            <text:p text:style-name="P2"><text:a xlink:type="simple" xlink:href="https://www.securityweek.com/neiman-marcus-says-hackers-breached-customer-accounts" text:style-name="Internet_20_link" text:visited-style-name="Visited_20_Internet_20_Link">Securityweek</text:a></text:p>
          </table:table-cell>
        </table:table-row>
        <table:table-row table:style-name="TableLine94664517168048">
          <table:table-cell table:style-name="Tabela1.A1" office:value-type="string">
            <text:p text:style-name="P10">2<text:span text:style-name="T5">7</text:span><text:span text:style-name="T3">th</text:span> <text:span text:style-name="T4">of</text:span> January 2016</text:p>
          </table:table-cell>
          <table:table-cell table:style-name="Tabela1.A1" office:value-type="string">
            <text:p text:style-name="Table_20_Contents">Centene Corporation</text:p>
          </table:table-cell>
          <table:table-cell table:style-name="Tabela1.A1" office:value-type="string">
            <text:p text:style-name="Table_20_Contents">950,000 people</text:p>
            <text:p text:style-name="Table_20_Contents"><text:span text:style-name="T4">C</text:span>ustomers' names, addresses and dates of birth, <text:s/>social security numbers, membership details and health informatio<text:span text:style-name="T4">n</text:span></text:p>
          </table:table-cell>
          <table:table-cell table:style-name="Tabela1.A1" office:value-type="string">
            <text:p text:style-name="P4">Computer hardware theft, social engieniering, the lack of phisical security</text:p>
            <text:p text:style-name="P5">Store computer hardware (with sensitive information) in a safe place (locked), <text:s/>where only IT employees have access.</text:p>
          </table:table-cell>
          <table:table-cell table:style-name="Tabela1.A1" office:value-type="string">
            <text:p text:style-name="P2"><text:a xlink:type="simple" xlink:href="https://www.bbc.com/news/technology-35420306" text:style-name="Internet_20_link" text:visited-style-name="Visited_20_Internet_20_Link">BBC</text:a></text:p>
          </table:table-cell>
        </table:table-row>
        <table:table-row table:style-name="TableLine94664548214512">
          <table:table-cell table:style-name="Tabela1.A1" office:value-type="string">
            <text:p text:style-name="P10"><text:span text:style-name="T5">27</text:span><text:span text:style-name="T3">th</text:span> of<text:span text:style-name="T5"> March 2021</text:span></text:p>
          </table:table-cell>
          <table:table-cell table:style-name="Tabela1.A1" office:value-type="string">
            <text:p text:style-name="P8">Meta (Facebook)</text:p>
          </table:table-cell>
          <table:table-cell table:style-name="Tabela1.A1" office:value-type="string">
            <text:p text:style-name="Table_20_Contents">533 million Facebook users</text:p>
            <text:p text:style-name="P8">Phone numbers, Facebook IDs, full names, locations, birth dates, bios, email addresses</text:p>
          </table:table-cell>
          <table:table-cell table:style-name="Tabela1.A1" office:value-type="string">
            <text:p text:style-name="P8">A vulnerability.</text:p>
            <text:p text:style-name="P8">Apply all security patch on the company's computers and servers. Inspect the company internal software for vulnerabilities.</text:p>
          </table:table-cell>
          <table:table-cell table:style-name="Tabela1.A1" office:value-type="string">
            <text:p text:style-name="P7"><text:a xlink:type="simple" xlink:href="https://www.businessinsider.com/stolen-data-of-533-million-facebook-users-leaked-online-2021-4" text:style-name="Internet_20_link" text:visited-style-name="Visited_20_Internet_20_Link">Business Insider</text:a></text:p>
          </table:table-cell>
        </table:table-row>
        <table:table-row table:style-name="TableLine94664548214512">
          <table:table-cell table:style-name="Tabela1.A1" office:value-type="string">
            <text:p text:style-name="P11">August 2021</text:p>
          </table:table-cell>
          <table:table-cell table:style-name="Tabela1.A1" office:value-type="string">
            <text:p text:style-name="P11">Open Subtitles</text:p>
          </table:table-cell>
          <table:table-cell table:style-name="Tabela1.A1" office:value-type="string">
            <text:p text:style-name="Table_20_Contents"><text:span text:style-name="T6">User data:</text:span>email, user name<text:span text:style-name="T6"> and </text:span>password<text:span text:style-name="T6"> (M</text:span><text:span text:style-name="T7">d5</text:span><text:span text:style-name="T6"> hashes with no salt)</text:span></text:p>
          </table:table-cell>
          <table:table-cell table:style-name="Tabela1.A1" office:value-type="string">
            <text:p text:style-name="P11">SQL Injection, low security password of a SuperAdmin.</text:p>
            <text:p text:style-name="P11">Require that all users and administrators have strong passwords. Store passwords using the most modern hash <text:soft-page-break/>function with random data.</text:p>
          </table:table-cell>
          <table:table-cell table:style-name="Tabela1.A1" office:value-type="string">
            <text:p text:style-name="P11"><text:a xlink:type="simple" xlink:href="https://forum.opensubtitles.org/viewtopic.php?f=1&amp;p=46835" text:style-name="Internet_20_link" text:visited-style-name="Visited_20_Internet_20_Link">Open Subtitles Forum</text:a></text:p>
          </table:table-cell>
        </table:table-row>
        <table:table-row table:style-name="TableLine94664548214512">
          <table:table-cell table:style-name="Tabela1.A1" office:value-type="string">
            <text:p text:style-name="P12">January 2021</text:p>
          </table:table-cell>
          <table:table-cell table:style-name="Tabela1.A1" office:value-type="string">
            <text:p text:style-name="P6">Serasa Experian</text:p>
          </table:table-cell>
          <table:table-cell table:style-name="Tabela1.A1" office:value-type="string">
            <text:p text:style-name="Table_20_Contents"><text:span text:style-name="T8">2</text:span>2<text:span text:style-name="T8">0</text:span> <text:span text:style-name="T8">M</text:span>illion<text:span text:style-name="T8"> individuals.</text:span></text:p>
            <text:p text:style-name="Table_20_Contents"><text:span text:style-name="T8">N</text:span>ames, unique tax identifiers, facial images, addresses, phone numbers, email, credit score, salary and more<text:span text:style-name="T8">.</text:span></text:p>
          </table:table-cell>
          <table:table-cell table:style-name="Tabela1.A1" office:value-type="string">
            <text:p text:style-name="P12">Unknown.</text:p>
            <text:p text:style-name="P9">Apply all security patch on the company's computers and servers. Inspect the company internal software for vulnerabilities.</text:p>
            <text:p text:style-name="P12"/>
          </table:table-cell>
          <table:table-cell table:style-name="Tabela1.A1" office:value-type="string">
            <text:p text:style-name="P12"><text:a xlink:type="simple" xlink:href="https://www.zdnet.com/article/experian-challenged-over-massive-data-leak-in-brazil/" text:style-name="Internet_20_link" text:visited-style-name="Visited_20_Internet_20_Link">ZDNet</text:a></text:p>
          </table:table-cell>
        </table:table-row>
      </table:table>
      <text:p text:style-name="Text_20_body"/>
      <text:h text:style-name="Heading_20_1" text:outline-level="1">Reflection</text:h>
      <text:p text:style-name="P13">To prevent these types of breaches, companies that store and process people's data should: </text:p>
      <text:list xml:id="list3882587287" text:style-name="L1">
        <text:list-item>
          <text:p text:style-name="P14">Have all it's computers and servers programs and operating systems updated with the latest security patches.</text:p>
        </text:list-item>
        <text:list-item>
          <text:p text:style-name="P14">Require that both users and employees use strong passwords and 2 factor authentication on enterprise's systems.</text:p>
        </text:list-item>
        <text:list-item>
          <text:p text:style-name="P14">Inspect the security of each internal software for vulnerabilities.</text:p>
        </text:list-item>
        <text:list-item>
          <text:p text:style-name="P14">Be transparent when a data/security breach happen.</text:p>
        </text:list-item>
        <text:list-item>
          <text:p text:style-name="P14">Have physical and virtual access control systems<text:span text:style-name="T9">.</text:span></text:p>
        </text:list-item>
        <text:list-item>
          <text:p text:style-name="P15">Store passwords using modern hash functions with random data.</text:p>
        </text:list-item>
        <text:list-item>
          <text:p text:style-name="P15">Train employees about Cybersecurity and social engineering.</text:p>
        </text:list-item>
      </text:list>
      <text:p text:style-name="P16">And the final user<text:span text:style-name="T11">s</text:span> should:</text:p>
      <text:list xml:id="list2316749821" text:style-name="L4">
        <text:list-item>
          <text:p text:style-name="P18"><text:span text:style-name="T10">Provide the minimum of personal data needed for online services.</text:span></text:p>
        </text:list-item>
        <text:list-item>
          <text:p text:style-name="P17">Use strong passwords and different passwords for each service.</text:p>
        </text:list-item>
        <text:list-item>
          <text:p text:style-name="P19">Avoid clicking on emails' unknown link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20:50:14.610000000</meta:creation-date>
    <dc:date>2022-02-07T22:02:51.888638044</dc:date>
    <meta:editing-duration>PT1H13M21S</meta:editing-duration>
    <meta:editing-cycles>20</meta:editing-cycles>
    <meta:generator>LibreOffice/7.2.5.2.0$Linux_X86_64 LibreOffice_project/20$Build-2</meta:generator>
    <meta:document-statistic meta:table-count="1" meta:image-count="0" meta:object-count="0" meta:page-count="2" meta:paragraph-count="57" meta:word-count="386" meta:character-count="2589" meta:non-whitespace-character-count="2265"/>
  </office:meta>
</office:document-meta>
</file>